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3a73d"/>
    </style:style>
    <style:style style:name="T1" style:family="text">
      <style:text-properties officeooo:rsid="00138fd0"/>
    </style:style>
    <style:style style:name="T2" style:family="text">
      <style:text-properties fo:font-style="italic" officeooo:rsid="00138fd0" style:font-style-asian="italic" style:font-style-complex="italic"/>
    </style:style>
    <style:style style:name="T3" style:family="text">
      <style:text-properties fo:font-style="normal" officeooo:rsid="00138fd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6122240" text:style-name="L1">
        <text:list-item>
          <text:p text:style-name="P1">启动spark－shell之前需要启动spark</text:p>
        </text:list-item>
        <text:list-item>
          <text:p text:style-name="P1">运行spark　rdd时，忘记添加镜像源</text:p>
        </text:list-item>
        <text:list-item>
          <text:p text:style-name="P1">运行java前，新建了输出路径<text:span text:style-name="T3">spark_output, 报错error: output dirctory exists</text:span></text:p>
        </text:list-item>
        <text:list-item>
          <text:p text:style-name="P1"><text:span text:style-name="T3">删除output文件夹后可以运行</text:span></text:p>
        </text:list-item>
        <text:list-item>
          <text:p text:style-name="P1"><text:span text:style-name="T3">在Spark-Shell中运行scala代码时，忘记修改文件路径，导致报错</text:span></text:p>
        </text:list-item>
        <text:list-item>
          <text:p text:style-name="P2"><text:span text:style-name="T3">启动Spark-Shell，出现 Your application is being killed for virtual memory usage 报错, 请在 Hadoop 配置文件 </text:span><text:span text:style-name="Source_20_Text"><text:span text:style-name="T3">yarn-site.xml</text:span></text:span><text:span text:style-name="T3"> 中添加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42:58.927277448</meta:creation-date>
    <meta:generator>LibreOffice/6.0.7.3$Linux_X86_64 LibreOffice_project/00m0$Build-3</meta:generator>
    <dc:date>2019-10-25T14:30:57.441182310</dc:date>
    <meta:editing-duration>PT51M4S</meta:editing-duration>
    <meta:editing-cycles>3</meta:editing-cycles>
    <meta:document-statistic meta:table-count="0" meta:image-count="0" meta:object-count="0" meta:page-count="1" meta:paragraph-count="6" meta:word-count="113" meta:character-count="280" meta:non-whitespace-character-count="260"/>
  </office:meta>
</office:document-meta>
</file>